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Endpoint.toX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LEndpoint.to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LEndpoint.accept( Node nod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URLEndpoint.URL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RLEndpoint.set( Node nod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URLEndpoint.fromMap( Map epr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Endpoint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Endpoint.se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